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Arimo" style:font-name-asian="Arimo" style:language-asian="ja" style:country-asian="JP"/>
    </style:style>
    <style:style style:name="P17" style:family="paragraph" style:parent-style-name="Text_20_body" style:list-style-name="L383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38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5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404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405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406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407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408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409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410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411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412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413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414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415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416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417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418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419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420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421" style:family="paragraph" style:parent-style-name="Table_20_Contents" style:list-style-name="L398">
      <style:text-properties style:font-name="Tahoma" fo:font-size="14pt" style:font-name-asian="Tahoma" style:font-size-asian="14pt" style:language-asian="ja" style:country-asian="JP" style:font-size-complex="14pt"/>
    </style:style>
    <style:style style:name="P422" style:family="paragraph" style:parent-style-name="Table_20_Contents" style:list-style-name="L399">
      <style:text-properties style:font-name="Tahoma" fo:font-size="14pt" style:font-name-asian="Tahoma" style:font-size-asian="14pt" style:language-asian="ja" style:country-asian="JP" style:font-size-complex="14pt"/>
    </style:style>
    <style:style style:name="P42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424" style:family="paragraph" style:parent-style-name="Table_20_Contents">
      <style:text-properties style:font-name="ＭＳ Ｐゴシック" style:font-name-asian="ＭＳ Ｐゴシック"/>
    </style:style>
    <style:style style:name="P425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426" style:family="paragraph" style:parent-style-name="Standard" style:list-style-name="L383">
      <style:text-properties style:font-name="Arial" fo:font-size="13pt" style:font-name-asian="Arimo" style:font-size-asian="13pt" style:font-size-complex="13pt"/>
    </style:style>
    <style:style style:name="P4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2203189102074523815" text:style-name="L1">
              <text:list-item>
                <text:p text:style-name="P26">開始 <text:s/>：　１０：１０무렵</text:p>
              </text:list-item>
              <text:list-item>
                <text:p text:style-name="P26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2277437617910529262" text:style-name="L2">
              <text:list-item>
                <text:p text:style-name="P27">足立工業。세 사람. </text:p>
              </text:list-item>
              <text:list-item>
                <text:p text:style-name="P27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7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7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4180942707431706119" text:style-name="L3">
              <text:list-item>
                <text:p text:style-name="P28">바이브는 세 사람으로 했었다. 제일 마지막, 슬라브를 칠 때가 되어, 두 사람으로 했다.</text:p>
              </text:list-item>
              <text:list-item>
                <text:p text:style-name="P28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3233881268627937230" text:style-name="L4">
              <text:list-item>
                <text:p text:style-name="P29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4997223957992421992" text:style-name="L5">
              <text:list-item>
                <text:p text:style-name="P30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8170165078011560118" text:style-name="L6">
              <text:list-item>
                <text:p text:style-name="P31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2563563603398052701" text:style-name="L7">
              <text:list-item>
                <text:p text:style-name="P32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3991436608121913699" text:style-name="L8">
              <text:list-item>
                <text:p text:style-name="P33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1776024615445378776" text:style-name="L9">
              <text:list-item>
                <text:p text:style-name="P34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3056069350990732971" text:style-name="L10">
              <text:list-item>
                <text:p text:style-name="P35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6559349333676569496" text:style-name="L11">
              <text:list-item>
                <text:p text:style-name="P36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4106977440054601586" text:style-name="L12">
              <text:list-item>
                <text:p text:style-name="P3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935906668594950792" text:style-name="L13">
              <text:list-item>
                <text:p text:style-name="P38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4493132196473943608" text:style-name="L14">
              <text:list-item>
                <text:p text:style-name="P39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4668709625731463967" text:style-name="L15">
              <text:list-item>
                <text:p text:style-name="P4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6791631696728108875" text:style-name="L16">
              <text:list-item>
                <text:p text:style-name="P41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4061187310577899896" text:style-name="L17">
              <text:list-item>
                <text:p text:style-name="P42">開始　：　９時すぎか。</text:p>
              </text:list-item>
              <text:list-item>
                <text:p text:style-name="P42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2321980211694901826" text:style-name="L18">
              <text:list-item>
                <text:p text:style-name="P43">那須産業。두 사람.</text:p>
              </text:list-item>
              <text:list-item>
                <text:p text:style-name="P43">한 사람은 일본인. <text:s/>다른 사람은 베트남인인가.</text:p>
              </text:list-item>
              <text:list-item>
                <text:p text:style-name="P43">일본인 분. 직장인가. 체격이 좋다. / 처음 때, 토공 가게 분들의 이른바 `도시락` 을 스스로 그 위치를 바꾸고 있었다. </text:p>
              </text:list-item>
              <text:list-item>
                <text:p text:style-name="P43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8195989623560073227" text:style-name="L19">
              <text:list-item>
                <text:p text:style-name="P44">바이브(진동기), 두 사람. / 내가 담당했던 사람은 베트남인. 젊다. 작은 몸집.</text:p>
              </text:list-item>
              <text:list-item>
                <text:p text:style-name="P44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706429248329960458" text:style-name="L20">
              <text:list-item>
                <text:p text:style-name="P45">본직 사람일까. 175 정도. 긴 몸집. 길쭉하다.</text:p>
              </text:list-item>
              <text:list-item>
                <text:p text:style-name="P45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1534209683432037194" text:style-name="L21">
              <text:list-item>
                <text:p text:style-name="P46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1201289934039312123" text:style-name="L22">
              <text:list-item>
                <text:p text:style-name="P47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1735476658817763709" text:style-name="L23">
              <text:list-item>
                <text:p text:style-name="P48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3955769703568505644" text:style-name="L24">
              <text:list-item>
                <text:p text:style-name="P49">세 명. 소장은 간사이의 사람인가. 말 속에 그 지역의 억양이 넣고 있다.</text:p>
              </text:list-item>
              <text:list-item>
                <text:p text:style-name="P49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1680832422858774723" text:style-name="L25">
              <text:list-item>
                <text:p text:style-name="P50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4402789175116769655" text:style-name="L26">
              <text:list-item>
                <text:p text:style-name="P51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7566889167705766919" text:style-name="L27">
              <text:list-item>
                <text:p text:style-name="P52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2019946952022465563" text:style-name="L28">
              <text:list-item>
                <text:p text:style-name="P5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8160900293859247377" text:style-name="L29">
              <text:list-item>
                <text:p text:style-name="P54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3276883271182189346" text:style-name="L30">
              <text:list-item>
                <text:p text:style-name="P55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5304101334388804088" text:style-name="L31">
              <text:list-item>
                <text:p text:style-name="P5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3460608746470054023" text:style-name="L32">
              <text:list-item>
                <text:p text:style-name="P57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7459692238688382163" text:style-name="L33">
              <text:list-item>
                <text:p text:style-name="P58">開始　：　９：１０ 정도</text:p>
              </text:list-item>
              <text:list-item>
                <text:p text:style-name="P58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2753485316878470830" text:style-name="L34">
              <text:list-item>
                <text:p text:style-name="P59">`貢石` 。두 명</text:p>
              </text:list-item>
              <text:list-item>
                <text:p text:style-name="P59">컨트롤러를 갓고 있었던 분은 `てつ` 라는 문자가 들어있는 씰을 헬벳에 붙이고 있다.</text:p>
              </text:list-item>
              <text:list-item>
                <text:p text:style-name="P59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550608598141675842" text:style-name="L35">
              <text:list-item>
                <text:p text:style-name="P60">바이브 두 명.</text:p>
              </text:list-item>
              <text:list-item>
                <text:p text:style-name="P60">내가 담당해던 분은 베트남인. 165 좀. 젊다.</text:p>
              </text:list-item>
              <text:list-item>
                <text:p text:style-name="P60">이전에도 본 적이 있을까. / 본 적이 있는 것 같은 느낌이 있다.</text:p>
              </text:list-item>
              <text:list-item>
                <text:p text:style-name="P60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8834088132388238640" text:style-name="L36">
              <text:list-item>
                <text:p text:style-name="P61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1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1985927814561785292" text:style-name="L37">
              <text:list-item>
                <text:p text:style-name="P62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3217979305625055070" text:style-name="L38">
              <text:list-item>
                <text:p text:style-name="P63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3042449915563219139" text:style-name="L39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2596658302042764249" text:style-name="L40">
              <text:list-item>
                <text:p text:style-name="P65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604443852960896809" text:style-name="L41">
              <text:list-item>
                <text:p text:style-name="P66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7207342110930352148" text:style-name="L42">
              <text:list-item>
                <text:p text:style-name="P67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8085850134758983901" text:style-name="L43">
              <text:list-item>
                <text:p text:style-name="P6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2638554047229836400" text:style-name="L44">
              <text:list-item>
                <text:p text:style-name="P69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5442098248727380981" text:style-name="L45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1140928933190391864" text:style-name="L46">
              <text:list-item>
                <text:p text:style-name="P71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5019267019036050927" text:style-name="L47">
              <text:list-item>
                <text:p text:style-name="P7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778089331054579184" text:style-name="L48">
              <text:list-item>
                <text:p text:style-name="P73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7375024825992069990" text:style-name="L49">
              <text:list-item>
                <text:p text:style-name="P74">開始　９：００무렵 이었을까.</text:p>
              </text:list-item>
              <text:list-item>
                <text:p text:style-name="P74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3187932885918308940" text:style-name="L50">
              <text:list-item>
                <text:p text:style-name="P75">FUJITA</text:p>
              </text:list-item>
              <text:list-item>
                <text:p text:style-name="P75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2496968154162255597" text:style-name="L51">
              <text:list-item>
                <text:p text:style-name="P76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3050476118061435378" text:style-name="L52">
              <text:list-item>
                <text:p text:style-name="P77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3209438910064917288" text:style-name="L53">
              <text:list-item>
                <text:p text:style-name="P78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5884868761663028797" text:style-name="L54">
              <text:list-item>
                <text:p text:style-name="P79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1852575274621293849" text:style-name="L55">
              <text:list-item>
                <text:p text:style-name="P80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7319239436456435870" text:style-name="L56">
              <text:list-item>
                <text:p text:style-name="P81">세 사람. 타설 담당은 두 사람. / 모두 키가 크다.</text:p>
              </text:list-item>
              <text:list-item>
                <text:p text:style-name="P81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9005153313686634798" text:style-name="L57">
              <text:list-item>
                <text:p text:style-name="P82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4411327195169373593" text:style-name="L58">
              <text:list-item>
                <text:p text:style-name="P83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8657135217219813504" text:style-name="L59">
              <text:list-item>
                <text:p text:style-name="P8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7743570198073231354" text:style-name="L60">
              <text:list-item>
                <text:p text:style-name="P8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3713422048075999732" text:style-name="L61">
              <text:list-item>
                <text:p text:style-name="P86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7858210292738244708" text:style-name="L62">
              <text:list-item>
                <text:p text:style-name="P87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1877640217964692736" text:style-name="L63">
              <text:list-item>
                <text:p text:style-name="P8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1009315722420891297" text:style-name="L64">
              <text:list-item>
                <text:p text:style-name="P89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6927620361457286291" text:style-name="L65">
              <text:list-item>
                <text:p text:style-name="P90">開始　9시 무렵</text:p>
              </text:list-item>
              <text:list-item>
                <text:p text:style-name="P90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496225382944441134" text:style-name="L66">
              <text:list-item>
                <text:p text:style-name="P91">10 톤. 회사명은 불명. 알아려고 하지 않았다.</text:p>
              </text:list-item>
              <text:list-item>
                <text:p text:style-name="P91">두 명. 모두 젊은 사람.</text:p>
              </text:list-item>
              <text:list-item>
                <text:p text:style-name="P91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2884510232492778667" text:style-name="L67">
              <text:list-item>
                <text:p text:style-name="P92">바이브 두 명. 세 명 이었던 때도 있었을까.</text:p>
              </text:list-item>
              <text:list-item>
                <text:p text:style-name="P92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1004995484398103909" text:style-name="L68">
              <text:list-item>
                <text:p text:style-name="P93">전기 본직 분 있을까. &lt;2&gt; 아사쿠사에서 오는다라고 한다.</text:p>
              </text:list-item>
              <text:list-item>
                <text:p text:style-name="P93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4195182100335787288" text:style-name="L69">
              <text:list-item>
                <text:p text:style-name="P94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1347539796214085005" text:style-name="L70">
              <text:list-item>
                <text:p text:style-name="P9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7118360444515900944" text:style-name="L71">
              <text:list-item>
                <text:p text:style-name="P9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5456818541831600011" text:style-name="L72">
              <text:list-item>
                <text:p text:style-name="P97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5946791811222263143" text:style-name="L73">
              <text:list-item>
                <text:p text:style-name="P98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5051129681831336050" text:style-name="L74">
              <text:list-item>
                <text:p text:style-name="P9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4565741428657443683" text:style-name="L75">
              <text:list-item>
                <text:p text:style-name="P10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7883230631628375451" text:style-name="L76">
              <text:list-item>
                <text:p text:style-name="P10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3084329237296125763" text:style-name="L77">
              <text:list-item>
                <text:p text:style-name="P102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2980769581450486694" text:style-name="L78">
              <text:list-item>
                <text:p text:style-name="P103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9028104779799709196" text:style-name="L79">
              <text:list-item>
                <text:p text:style-name="P10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2217670654646895539" text:style-name="L80">
              <text:list-item>
                <text:p text:style-name="P105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5403102703647373581" text:style-name="L81">
              <text:list-item>
                <text:p text:style-name="P106">開始　：　10 시 지날 때.</text:p>
              </text:list-item>
              <text:list-item>
                <text:p text:style-name="P106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5533628903146071682" text:style-name="L82">
              <text:list-item>
                <text:p text:style-name="P107">3 명. 모두 일본 사람.</text:p>
              </text:list-item>
              <text:list-item>
                <text:p text:style-name="P107">호스를 잡고 있었던 사람. 젊은 사람. 20대 후방 정도 일까.</text:p>
              </text:list-item>
              <text:list-item>
                <text:p text:style-name="P107">호스 돌리기 담당. 약간 높은 나이의 사람. 60 대 전반 일까. 얼굴 피부는 얕은 검은 색. 얼굴 피부는 얕은 검은 색.</text:p>
              </text:list-item>
              <text:list-item>
                <text:p text:style-name="P107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2351714882431180036" text:style-name="L83">
              <text:list-item>
                <text:p text:style-name="P108">내가 담당한 사람. 얼굴 윤곽은 사각형. 165 정도. </text:p>
              </text:list-item>
              <text:list-item>
                <text:p text:style-name="P108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2402496669428675972" text:style-name="L84">
              <text:list-item>
                <text:p text:style-name="P109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2159301041973337300" text:style-name="L85">
              <text:list-item>
                <text:p text:style-name="P11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8181806936060844922" text:style-name="L86">
              <text:list-item>
                <text:p text:style-name="P11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5573215268147711652" text:style-name="L87">
              <text:list-item>
                <text:p text:style-name="P112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8255837020465262576" text:style-name="L88">
              <text:list-item>
                <text:p text:style-name="P113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4329741172761208153" text:style-name="L89">
              <text:list-item>
                <text:p text:style-name="P114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5838016789494027192" text:style-name="L90">
              <text:list-item>
                <text:p text:style-name="P11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1624380024633343334" text:style-name="L91">
              <text:list-item>
                <text:p text:style-name="P11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2543598399386319512" text:style-name="L92">
              <text:list-item>
                <text:p text:style-name="P11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774790565042270950" text:style-name="L93">
              <text:list-item>
                <text:p text:style-name="P118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7839539550550360234" text:style-name="L94">
              <text:list-item>
                <text:p text:style-name="P119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8669404069515254851" text:style-name="L95">
              <text:list-item>
                <text:p text:style-name="P12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693130159220020362" text:style-name="L96">
              <text:list-item>
                <text:p text:style-name="P121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21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6243899243932320604" text:style-name="L97">
              <text:list-item>
                <text:p text:style-name="P122">開始　： ９時半すぎ。</text:p>
              </text:list-item>
              <text:list-item>
                <text:p text:style-name="P122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2759088222131233547" text:style-name="L98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7922011475908904667" text:style-name="L99">
              <text:list-item>
                <text:p text:style-name="P124">세탁 담당 사람. 고령이라고 보인다.</text:p>
              </text:list-item>
              <text:list-item>
                <text:p text:style-name="P124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4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8087741658639653793" text:style-name="L100">
              <text:list-item>
                <text:p text:style-name="P125">젊은 사람. 30대 중반 정도 일까.</text:p>
              </text:list-item>
              <text:list-item>
                <text:p text:style-name="P125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3308304436273619597" text:style-name="L101">
              <text:list-item>
                <text:p text:style-name="P126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2337542605376347877" text:style-name="L102">
              <text:list-item>
                <text:p text:style-name="P127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7035215581033020551" text:style-name="L103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9215552014546421346" text:style-name="L104">
              <text:list-item>
                <text:p text:style-name="P129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2320206998752972683" text:style-name="L105">
              <text:list-item>
                <text:p text:style-name="P130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960781631799418549" text:style-name="L106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3414487381972807756" text:style-name="L107">
              <text:list-item>
                <text:p text:style-name="P13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2621762227806603143" text:style-name="L108">
              <text:list-item>
                <text:p text:style-name="P13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971867943801268882" text:style-name="L109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4959038804303443407" text:style-name="L110">
              <text:list-item>
                <text:p text:style-name="P135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8404232036921032185" text:style-name="L111">
              <text:list-item>
                <text:p text:style-name="P13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2289261776093663325" text:style-name="L112">
              <text:list-item>
                <text:p text:style-name="P137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54</dc:date><text:p text:style-name="P427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6766428231333399485" text:style-name="L113">
              <text:list-item>
                <text:p text:style-name="P138">開始　：　9:15 경.</text:p>
              </text:list-item>
              <text:list-item>
                <text:p text:style-name="P138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2276582520637914781" text:style-name="L114">
              <text:list-item>
                <text:p text:style-name="P139">“KYOEI FUJITA”</text:p>
              </text:list-item>
              <text:list-item>
                <text:p text:style-name="P139">3 명. 한 사람은 일본인. / 타설 후반엔 베트남인 두 사람.</text:p>
              </text:list-item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2897620933889900091" text:style-name="L115"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6678742770204365551" text:style-name="L116">
              <text:list-item>
                <text:p text:style-name="P141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5709814388041028860" text:style-name="L117">
              <text:list-item>
                <text:p text:style-name="P142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8725637445009212895" text:style-name="L118">
              <text:list-item>
                <text:p text:style-name="P14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3316524778373688529" text:style-name="L119">
              <text:list-item>
                <text:p text:style-name="P144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4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8661118243814233514" text:style-name="L120">
              <text:list-item>
                <text:p text:style-name="P145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5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1777329883110966821" text:style-name="L121">
              <text:list-item>
                <text:p text:style-name="P146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4771206435760735979" text:style-name="L122">
              <text:list-item>
                <text:p text:style-name="P14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910989932911747651" text:style-name="L123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1215887269234004665" text:style-name="L124">
              <text:list-item>
                <text:p text:style-name="P14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2204341694251259226" text:style-name="L125">
              <text:list-item>
                <text:p text:style-name="P150">현장 앞에 돗자리. 조깅하는 사람들, 때때로.</text:p>
              </text:list-item>
              <text:list-item>
                <text:p text:style-name="P150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2388404221426444358" text:style-name="L126">
              <text:list-item>
                <text:p text:style-name="P151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3770372258348852096" text:style-name="L127">
              <text:list-item>
                <text:p text:style-name="P15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369801102616543445" text:style-name="L128">
              <text:list-item>
                <text:p text:style-name="P153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5270709844643107016" text:style-name="L129">
              <text:list-item>
                <text:p text:style-name="P154">開始 <text:s/>：　9시 지날 경.</text:p>
              </text:list-item>
              <text:list-item>
                <text:p text:style-name="P154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2559727750642798597" text:style-name="L130">
              <text:list-item>
                <text:p text:style-name="P155">두 사람. 모두 고령 분.</text:p>
              </text:list-item>
              <text:list-item>
                <text:p text:style-name="P155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4106285572696183657" text:style-name="L131">
              <text:list-item>
                <text:p text:style-name="P156">한 사람을 제외해 다른 사람들은 모두 고령자 (라고 보였다.). </text:p>
              </text:list-item>
              <text:list-item>
                <text:p text:style-name="P156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6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1721552899563140933" text:style-name="L132">
              <text:list-item>
                <text:p text:style-name="P157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1780683978839942793" text:style-name="L133">
              <text:list-item>
                <text:p text:style-name="P158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1139757750234923934" text:style-name="L134">
              <text:list-item>
                <text:p text:style-name="P159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7030300546361162846" text:style-name="L135">
              <text:list-item>
                <text:p text:style-name="P160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8692081146303657289" text:style-name="L136">
              <text:list-item>
                <text:p text:style-name="P161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857497374654537337" text:style-name="L137">
              <text:list-item>
                <text:p text:style-name="P162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2752238511885760949" text:style-name="L138">
              <text:list-item>
                <text:p text:style-name="P163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6129490776319275386" text:style-name="L139">
              <text:list-item>
                <text:p text:style-name="P16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2517003381088219870" text:style-name="L140">
              <text:list-item>
                <text:p text:style-name="P165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5290808853665641582" text:style-name="L141">
              <text:list-item>
                <text:p text:style-name="P166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6343343620974010072" text:style-name="L142">
              <text:list-item>
                <text:p text:style-name="P167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5404978693879648085" text:style-name="L143">
              <text:list-item>
                <text:p text:style-name="P16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1762362740857360462" text:style-name="L144">
              <text:list-item>
                <text:p text:style-name="P169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3654473928018601742" text:style-name="L145">
              <text:list-item>
                <text:p text:style-name="P170">開始 <text:s/>9 시 무렵 일까. 아침례 후, 곧이 아니.</text:p>
              </text:list-item>
              <text:list-item>
                <text:p text:style-name="P170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64243454122129175" text:style-name="L146">
              <text:list-item>
                <text:p text:style-name="P171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149290930989010457" text:style-name="L147">
              <text:list-item>
                <text:p text:style-name="P172">노란색 헬멧.</text:p>
              </text:list-item>
              <text:list-item>
                <text:p text:style-name="P172">직장 분 일까. 몸집. 콧수염. 안경을 쓰고 있었는지.</text:p>
                <text:list>
                  <text:list-item>
                    <text:p text:style-name="P172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6424921797333671507" text:style-name="L148">
              <text:list-item>
                <text:p text:style-name="P173">흰 처럼 색의 옷, 입고 있다.</text:p>
              </text:list-item>
              <text:list-item>
                <text:p text:style-name="P173">여름철의 에어컨 옷 일까.</text:p>
              </text:list-item>
              <text:list-item>
                <text:p text:style-name="P173">백발, 약간 있음. 뚱뚱한다.</text:p>
              </text:list-item>
              <text:list-item>
                <text:p text:style-name="P173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1581967082427307847" text:style-name="L149">
              <text:list-item>
                <text:p text:style-name="P174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5393493711899366455" text:style-name="L150">
              <text:list-item>
                <text:p text:style-name="P175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3258947942603710998" text:style-name="L151">
              <text:list-item>
                <text:p text:style-name="P176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1674395596714500636" text:style-name="L152">
              <text:list-item>
                <text:p text:style-name="P177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80187759646379886" text:style-name="L153">
              <text:list-item>
                <text:p text:style-name="P178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8861586755212856445" text:style-name="L154">
              <text:list-item>
                <text:p text:style-name="P179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1137814651755073432" text:style-name="L155">
              <text:list-item>
                <text:p text:style-name="P180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232184920879686362" text:style-name="L156">
              <text:list-item>
                <text:p text:style-name="P181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6619026652123323099" text:style-name="L157">
              <text:list-item>
                <text:p text:style-name="P182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3758079102077991355" text:style-name="L158">
              <text:list-item>
                <text:p text:style-name="P183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2590383569474209538" text:style-name="L159">
              <text:list-item>
                <text:p text:style-name="P184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5168318726079077990" text:style-name="L160">
              <text:list-item>
                <text:p text:style-name="P185">펌프차. 그의 팔. 팔 팁에 공기 튜브가 붙져있다.</text:p>
              </text:list-item>
              <text:list-item>
                <text:p text:style-name="P185">여기에 부딪치면, 튜브가 분리될 가능성. 그러자, 튜브 자체가 날아, 자신의 눈 등에 부딪힐 가능성. </text:p>
              </text:list-item>
              <text:list-item>
                <text:p text:style-name="P185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7017412409722754937" text:style-name="L161">
              <text:list-item>
                <text:p text:style-name="P186">開始　9시 정도에는 시작하고 있었는가.</text:p>
              </text:list-item>
              <text:list-item>
                <text:p text:style-name="P186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8886768162339664679" text:style-name="L162">
              <text:list-item>
                <text:p text:style-name="P187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1955415968912806260" text:style-name="L163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4266206686856193943" text:style-name="L164">
              <text:list-item>
                <text:p text:style-name="P189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5647360766622092519" text:style-name="L165">
              <text:list-item>
                <text:p text:style-name="P190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126708580757374522" text:style-name="L166">
              <text:list-item>
                <text:p text:style-name="P191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3519501892678343216" text:style-name="L167">
              <text:list-item>
                <text:p text:style-name="P192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5726832755107720169" text:style-name="L168">
              <text:list-item>
                <text:p text:style-name="P193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7131321064068356929" text:style-name="L169">
              <text:list-item>
                <text:p text:style-name="P194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1605690444523623503" text:style-name="L170">
              <text:list-item>
                <text:p text:style-name="P195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1137234565906073932" text:style-name="L171">
              <text:list-item>
                <text:p text:style-name="P196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3755818716584424871" text:style-name="L172">
              <text:list-item>
                <text:p text:style-name="P19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3166600048483559838" text:style-name="L173">
              <text:list-item>
                <text:p text:style-name="P198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8882047512844441284" text:style-name="L174">
              <text:list-item>
                <text:p text:style-name="P199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8676487475012630734" text:style-name="L175">
              <text:list-item>
                <text:p text:style-name="P200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2766865030407181842" text:style-name="L176">
              <text:list-item>
                <text:p text:style-name="P201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321219185164756235" text:style-name="L177">
              <text:list-item>
                <text:p text:style-name="P202">開始　：　１０時過ぎ</text:p>
              </text:list-item>
              <text:list-item>
                <text:p text:style-name="P202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708097021420501293" text:style-name="L178">
              <text:list-item>
                <text:p text:style-name="P203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970552535320929151" text:style-name="L179">
              <text:list-item>
                <text:p text:style-name="P204">バイブの人。私の担当。６０過ぎか。老人の風貌。小柄。１６０少しか。（P1）</text:p>
              </text:list-item>
              <text:list-item>
                <text:p text:style-name="P204">もうひとり、１７５近くか。痩せている。職長さんか。（P2）</text:p>
              </text:list-item>
              <text:list-item>
                <text:p text:style-name="P204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6571152709059426764" text:style-name="L180">
              <text:list-item>
                <text:p text:style-name="P205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8394674746334098168" text:style-name="L181">
              <text:list-item>
                <text:p text:style-name="P206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5820244100376644527" text:style-name="L182">
              <text:list-item>
                <text:p text:style-name="P207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5168618591626679511" text:style-name="L183">
              <text:list-item>
                <text:p text:style-name="P208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4313617422615719811" text:style-name="L184">
              <text:list-item>
                <text:p text:style-name="P209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4249134235100000600" text:style-name="L185">
              <text:list-item>
                <text:p text:style-name="P210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1660916288875743006" text:style-name="L186">
              <text:list-item>
                <text:p text:style-name="P211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1944870206090857892" text:style-name="L187">
              <text:list-item>
                <text:p text:style-name="P212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1254129697743066381" text:style-name="L188">
              <text:list-item>
                <text:p text:style-name="P213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4939009193701164825" text:style-name="L189">
              <text:list-item>
                <text:p text:style-name="P214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7870496223515123751" text:style-name="L190">
              <text:list-item>
                <text:p text:style-name="P215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15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15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471679990717504412" text:style-name="L191">
              <text:list-item>
                <text:p text:style-name="P21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4181776725249326570" text:style-name="L192">
              <text:list-item>
                <text:p text:style-name="P217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8586980603001644968" text:style-name="L193">
              <text:list-item>
                <text:p text:style-name="P218">開始</text:p>
              </text:list-item>
              <text:list-item>
                <text:p text:style-name="P218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4120548222536122048" text:style-name="L194">
              <text:list-item>
                <text:p text:style-name="P219">マルエス「工業」だったか。「マルエス」は、確か。カタカナ。</text:p>
              </text:list-item>
              <text:list-item>
                <text:p text:style-name="P219">2명. 모두 일본인. &lt;1&gt; 직장은 50대 겅도 일까. &lt;2&gt; 호스 담당자는 30대 중반 정도. 햇볕에 탄 얼굴.</text:p>
              </text:list-item>
              <text:list-item>
                <text:p text:style-name="P219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2175614793230032653" text:style-name="L195">
              <text:list-item>
                <text:p text:style-name="P220">바이브 담당분, 2 명. &lt;1&gt; 내가 담당했던 분은 직장 일까.</text:p>
              </text:list-item>
              <text:list-item>
                <text:p text:style-name="P220">마지막, 갈아입을 끝마치고, 건물의 옆을 통할 때, 다른 한 토공분이 그 곳에서 있다.</text:p>
              </text:list-item>
              <text:list-item>
                <text:p text:style-name="P220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8068236265030275632" text:style-name="L196">
              <text:list-item>
                <text:p text:style-name="P221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8502031067439234619" text:style-name="L197">
              <text:list-item>
                <text:p text:style-name="P222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9220027185621254848" text:style-name="L198">
              <text:list-item>
                <text:p text:style-name="P223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9140128222323199082" text:style-name="L199">
              <text:list-item>
                <text:p text:style-name="P224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6932157409377158786" text:style-name="L200">
              <text:list-item>
                <text:p text:style-name="P225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4476937935104382582" text:style-name="L201">
              <text:list-item>
                <text:p text:style-name="P226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6729525889034478560" text:style-name="L202">
              <text:list-item>
                <text:p text:style-name="P227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786004102119762671" text:style-name="L203">
              <text:list-item>
                <text:p text:style-name="P228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8015725330382861701" text:style-name="L204">
              <text:list-item>
                <text:p text:style-name="P229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943715637379705772" text:style-name="L205">
              <text:list-item>
                <text:p text:style-name="P230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1934071910346990365" text:style-name="L206">
              <text:list-item>
                <text:p text:style-name="P231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7042790142945641367" text:style-name="L207">
              <text:list-item>
                <text:p text:style-name="P232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3764903346197837937" text:style-name="L208">
              <text:list-item>
                <text:p text:style-name="P233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3354795213634626219" text:style-name="L209">
              <text:list-item>
                <text:p text:style-name="P234">開始　9 시경.</text:p>
              </text:list-item>
              <text:list-item>
                <text:p text:style-name="P234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8691289099655875743" text:style-name="L210">
              <text:list-item>
                <text:p text:style-name="P235">(1) 2 며. 한 사람, 직장. 일본인. 다른 하나 분은 베트남인 일까.</text:p>
              </text:list-item>
              <text:list-item>
                <text:p text:style-name="P235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5678692111924290203" text:style-name="L211">
              <text:list-item>
                <text:p text:style-name="P236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3100267557160517168" text:style-name="L212">
              <text:list-item>
                <text:p text:style-name="P237">(1) 72 세. 자신이 말했다. 173 정도. &lt;1&gt; 말하는 모양, 표정. 치매증이 들어 있는 것일까라고 생각하고 있었다. </text:p>
              </text:list-item>
              <text:list-item>
                <text:p text:style-name="P237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7242320286191675546" text:style-name="L213">
              <text:list-item>
                <text:p text:style-name="P238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7804842153041549730" text:style-name="L214">
              <text:list-item>
                <text:p text:style-name="P239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2957586859150939166" text:style-name="L215">
              <text:list-item>
                <text:p text:style-name="P240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7259231150838479963" text:style-name="L216">
              <text:list-item>
                <text:p text:style-name="P241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3497807718340577789" text:style-name="L217">
              <text:list-item>
                <text:p text:style-name="P242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9205683697967350833" text:style-name="L218">
              <text:list-item>
                <text:p text:style-name="P243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466697917016832883" text:style-name="L219">
              <text:list-item>
                <text:p text:style-name="P24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7380861201653724242" text:style-name="L220">
              <text:list-item>
                <text:p text:style-name="P245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1366499762795968959" text:style-name="L221">
              <text:list-item>
                <text:p text:style-name="P246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46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1447371566201054123" text:style-name="L222">
              <text:list-item>
                <text:p text:style-name="P247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7937956651682234756" text:style-name="L223">
              <text:list-item>
                <text:p text:style-name="P248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1212575147043787532" text:style-name="L224">
              <text:list-item>
                <text:p text:style-name="P249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2692489518599209268" text:style-name="L225">
              <text:list-item>
                <text:p text:style-name="P250">開始 <text:s text:c="6"/>　9시 경.</text:p>
              </text:list-item>
              <text:list-item>
                <text:p text:style-name="P250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4847084454704589902" text:style-name="L226">
              <text:list-item>
                <text:p text:style-name="P251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51">다른 하나 젊은 사람에도 꾸중을 받고 있다.</text:p>
              </text:list-item>
              <text:list-item>
                <text:p text:style-name="P251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2276467898391054327" text:style-name="L227">
              <text:list-item>
                <text:p text:style-name="P252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204908444008487408" text:style-name="L228">
              <text:list-item>
                <text:p text:style-name="P253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7781306429167383721" text:style-name="L229">
              <text:list-item>
                <text:p text:style-name="P254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7350989104021645439" text:style-name="L230">
              <text:list-item>
                <text:p text:style-name="P255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7745387936138410067" text:style-name="L231">
              <text:list-item>
                <text:p text:style-name="P256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5009813994260544313" text:style-name="L232">
              <text:list-item>
                <text:p text:style-name="P257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2986082277177699395" text:style-name="L233">
              <text:list-item>
                <text:p text:style-name="P258">野口씨. 담배를 피운다. 담배의 상표는 `BOHEM` 와 같은 명칭. 한국의 담배.</text:p>
              </text:list-item>
              <text:list-item>
                <text:p text:style-name="P258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7810461884052556908" text:style-name="L234">
              <text:list-item>
                <text:p text:style-name="P259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4332101809423480631" text:style-name="L235">
              <text:list-item>
                <text:p text:style-name="P260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1194423364837194758" text:style-name="L236">
              <text:list-item>
                <text:p text:style-name="P261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5675406471434908575" text:style-name="L237">
              <text:list-item>
                <text:p text:style-name="P262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6725074514074403045" text:style-name="L238">
              <text:list-item>
                <text:p text:style-name="P263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4202237913879837272" text:style-name="L239">
              <text:list-item>
                <text:p text:style-name="P264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5021339338324476872" text:style-name="L240">
              <text:list-item>
                <text:p text:style-name="P265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5487622266104287493" text:style-name="L241">
              <text:list-item>
                <text:p text:style-name="P266">開始　：　9시 지났을 경</text:p>
              </text:list-item>
              <text:list-item>
                <text:p text:style-name="P266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5004544062824787731" text:style-name="L242">
              <text:list-item>
                <text:p text:style-name="P267">OZAWA GROUP</text:p>
              </text:list-item>
              <text:list-item>
                <text:p text:style-name="P267">2 명. 모두 일본사람. &lt;1&gt; 작장인 듯한 사람. 목도리를 헬멧에 씌우고 있었다.</text:p>
              </text:list-item>
              <text:list-item>
                <text:p text:style-name="P267">다른 사람은 약간 작은 몸집. &lt;1&gt; 할복은 좋다.</text:p>
              </text:list-item>
              <text:list-item>
                <text:p text:style-name="P267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4047551235085047040" text:style-name="L243">
              <text:list-item>
                <text:p text:style-name="P268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8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882570426958681775" text:style-name="L244">
              <text:list-item>
                <text:p text:style-name="P269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8821804303739044172" text:style-name="L245">
              <text:list-item>
                <text:p text:style-name="P270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5158740122115735447" text:style-name="L246">
              <text:list-item>
                <text:p text:style-name="P271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13516952625318411" text:style-name="L247">
              <text:list-item>
                <text:p text:style-name="P272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5125969007507886207" text:style-name="L248">
              <text:list-item>
                <text:p text:style-name="P273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4119092247828110188" text:style-name="L249">
              <text:list-item>
                <text:p text:style-name="P274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6570071743258231239" text:style-name="L250">
              <text:list-item>
                <text:p text:style-name="P275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8551087996637414455" text:style-name="L251">
              <text:list-item>
                <text:p text:style-name="P276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7377038592099468068" text:style-name="L252">
              <text:list-item>
                <text:p text:style-name="P277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6626519358912109448" text:style-name="L253">
              <text:list-item>
                <text:p text:style-name="P278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2628786241076731996" text:style-name="L254">
              <text:list-item>
                <text:p text:style-name="P279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5807911603251310169" text:style-name="L255">
              <text:list-item>
                <text:p text:style-name="P280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5773313104644934723" text:style-name="L256">
              <text:list-item>
                <text:p text:style-name="P281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235655306555429938" text:style-name="L257">
              <text:list-item>
                <text:p text:style-name="P282">開始　９：１５？</text:p>
              </text:list-item>
              <text:list-item>
                <text:p text:style-name="P282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4972182863881302443" text:style-name="L258">
              <text:list-item>
                <text:p text:style-name="P283">FUJITA</text:p>
              </text:list-item>
              <text:list-item>
                <text:p text:style-name="P283">3명. 모두 일본인.</text:p>
              </text:list-item>
              <text:list-item>
                <text:p text:style-name="P283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83">직장분일까, 아침엔 펌프차를 운전하고 있었다. &lt;1&gt; 연배(年配)의 사람. 165 정도. &lt;2&gt; 햇볕에 타고 있다.</text:p>
              </text:list-item>
              <text:list-item>
                <text:p text:style-name="P283">종반, 이 직장이 호스를 담당하고있다. 내뿜기(吹き出し)의 밑동아리(付け根)를 타설. </text:p>
              </text:list-item>
              <text:list-item>
                <text:p text:style-name="P283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3965269360805815339" text:style-name="L259">
              <text:list-item>
                <text:p text:style-name="P284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7756568880664784207" text:style-name="L260">
              <text:list-item>
                <text:p text:style-name="P285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1285706071834042903" text:style-name="L261">
              <text:list-item>
                <text:p text:style-name="P286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2181962380638765023" text:style-name="L262">
              <text:list-item>
                <text:p text:style-name="P287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9055237279948887965" text:style-name="L263">
              <text:list-item>
                <text:p text:style-name="P288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6823977396283140737" text:style-name="L264">
              <text:list-item>
                <text:p text:style-name="P289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3856059064016485415" text:style-name="L265">
              <text:list-item>
                <text:p text:style-name="P290">아침엔 2 명. 오후 경에서 인가, 직장 듯한 사람은 보이지 않고 있다.</text:p>
              </text:list-item>
              <text:list-item>
                <text:p text:style-name="P290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5893306489975199017" text:style-name="L266">
              <text:list-item>
                <text:p text:style-name="P291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2804812388579840074" text:style-name="L267">
              <text:list-item>
                <text:p text:style-name="P292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3838793722831933517" text:style-name="L268">
              <text:list-item>
                <text:p text:style-name="P293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6545647854070018619" text:style-name="L269">
              <text:list-item>
                <text:p text:style-name="P294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8658589227808755993" text:style-name="L270">
              <text:list-item>
                <text:p text:style-name="P295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37784679119216270" text:style-name="L271">
              <text:list-item>
                <text:p text:style-name="P296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8194911504275094903" text:style-name="L272">
              <text:list-item>
                <text:p text:style-name="P297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6447815674708398019" text:style-name="L273">
              <text:list-item>
                <text:p text:style-name="P298">開始 <text:s text:c="2"/>9시 경.</text:p>
              </text:list-item>
              <text:list-item>
                <text:p text:style-name="P298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1209541846994917283" text:style-name="L274">
              <text:list-item>
                <text:p text:style-name="P299">2 명. &lt;1&gt; 컨트롤러를 조작하고 있던 사람. 선글라스를 하고있었다.</text:p>
              </text:list-item>
              <text:list-item>
                <text:p text:style-name="P299">호스를 다루고 있던 사람. 직장님 일까. &lt;1&gt; 미간[眉間에 세로의 주름[シワ이 한 개 들어있다.</text:p>
              </text:list-item>
              <text:list-item>
                <text:p text:style-name="P299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4041079311841636460" text:style-name="L275">
              <text:list-item>
                <text:p text:style-name="P300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300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8618498855101829442" text:style-name="L276">
              <text:list-item>
                <text:p text:style-name="P301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7302276692074436075" text:style-name="L277">
              <text:list-item>
                <text:p text:style-name="P302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2105257582705860659" text:style-name="L278">
              <text:list-item>
                <text:p text:style-name="P303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4702244948859352585" text:style-name="L279">
              <text:list-item>
                <text:p text:style-name="P304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2759856049900475342" text:style-name="L280">
              <text:list-item>
                <text:p text:style-name="P305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3179364754611038738" text:style-name="L281">
              <text:list-item>
                <text:p text:style-name="P306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1053332054299136962" text:style-name="L282">
              <text:list-item>
                <text:p text:style-name="P307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6397259241710158504" text:style-name="L283">
              <text:list-item>
                <text:p text:style-name="P308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5460525480721403480" text:style-name="L284">
              <text:list-item>
                <text:p text:style-name="P309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9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5111800782160556150" text:style-name="L285">
              <text:list-item>
                <text:p text:style-name="P310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5457811011738279211" text:style-name="L286">
              <text:list-item>
                <text:p text:style-name="P311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662512250711287641" text:style-name="L287">
              <text:list-item>
                <text:p text:style-name="P312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8626681588774519263" text:style-name="L288">
              <text:list-item>
                <text:p text:style-name="P313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13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1410358389021864858" text:style-name="L289">
              <text:list-item>
                <text:p text:style-name="P314">開始　：　9시 경</text:p>
              </text:list-item>
              <text:list-item>
                <text:p text:style-name="P314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6084745678406214252" text:style-name="L290">
              <text:list-item>
                <text:p text:style-name="P315">日本開発工業（차 프런트에 일장기를 붙이고 있다. 차체의 색은 황색.）</text:p>
              </text:list-item>
              <text:list-item>
                <text:p text:style-name="P315">3 명. 모구 일본사람. &lt;1&gt; 호스 입을 담당했던 사람. 작은 몸집. 햇볕에 타고 있다.</text:p>
              </text:list-item>
              <text:list-item>
                <text:p text:style-name="P315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2278542165134789380" text:style-name="L291">
              <text:list-item>
                <text:p text:style-name="P316">바이브 2 명. &lt;1&gt; 내가 담당했던 사람. 젊은 사람. 얼굴이 하얀 피부.</text:p>
              </text:list-item>
              <text:list-item>
                <text:p text:style-name="P316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3568372753717863291" text:style-name="L292">
              <text:list-item>
                <text:p text:style-name="P317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7285785113476204450" text:style-name="L293">
              <text:list-item>
                <text:p text:style-name="P318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2667847393907316332" text:style-name="L294">
              <text:list-item>
                <text:p text:style-name="P319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886726088243725694" text:style-name="L295">
              <text:list-item>
                <text:p text:style-name="P320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1309430402950765959" text:style-name="L296">
              <text:list-item>
                <text:p text:style-name="P321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2142621731057644040" text:style-name="L297">
              <text:list-item>
                <text:p text:style-name="P322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1287929857166713136" text:style-name="L298">
              <text:list-item>
                <text:p text:style-name="P323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5991269488425165704" text:style-name="L299">
              <text:list-item>
                <text:p text:style-name="P324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3192634835154331865" text:style-name="L300">
              <text:list-item>
                <text:p text:style-name="P325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3380364801500463625" text:style-name="L301">
              <text:list-item>
                <text:p text:style-name="P326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8101037088672840004" text:style-name="L302">
              <text:list-item>
                <text:p text:style-name="P327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136811688181365373" text:style-name="L303">
              <text:list-item>
                <text:p text:style-name="P328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7572827746919910235" text:style-name="L304">
              <text:list-item>
                <text:p text:style-name="P329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6593457766475032887" text:style-name="L305">
              <text:list-item>
                <text:p text:style-name="P330">開始　　　：　９：４０경　[비가 서서히 약해진다라는 예보가 나오료 있었기 때문.]</text:p>
              </text:list-item>
              <text:list-item>
                <text:p text:style-name="P330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953943861350644208" text:style-name="L306">
              <text:list-item>
                <text:p text:style-name="P331">회사명칭 → [グリーンケミカル]. </text:p>
              </text:list-item>
              <text:list-item>
                <text:p text:style-name="P331">3명. &lt;1&gt; 한 사람은 베트남인. 젊은 사람. </text:p>
              </text:list-item>
              <text:list-item>
                <text:p text:style-name="P331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31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31">&lt;1&gt; 내가 그에게 [3번, 3번!]라고 소리를 건다(懸ける). &lt;2&gt; 그는 3번의 로프를 움겨 쥔다.</text:p>
              </text:list-item>
              <text:list-item>
                <text:p text:style-name="P331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6427869785229053861" text:style-name="L307">
              <text:list-item>
                <text:p text:style-name="P332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2522419675533187445" text:style-name="L308">
              <text:list-item>
                <text:p text:style-name="P333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7911637937308464404" text:style-name="L309">
              <text:list-item>
                <text:p text:style-name="P334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1596910938614276366" text:style-name="L310">
              <text:list-item>
                <text:p text:style-name="P335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6118181219333962501" text:style-name="L311">
              <text:list-item>
                <text:p text:style-name="P336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8448815239964661430" text:style-name="L312">
              <text:list-item>
                <text:p text:style-name="P337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3348729819845178184" text:style-name="L313">
              <text:list-item>
                <text:p text:style-name="P338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3188247328214370879" text:style-name="L314">
              <text:list-item>
                <text:p text:style-name="P339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2006170305307636551" text:style-name="L315">
              <text:list-item>
                <text:p text:style-name="P340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956374509049388736" text:style-name="L316">
              <text:list-item>
                <text:p text:style-name="P341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1465384420328670342" text:style-name="L317">
              <text:list-item>
                <text:p text:style-name="P342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2961541922360995956" text:style-name="L318">
              <text:list-item>
                <text:p text:style-name="P343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336051599491851304" text:style-name="L319">
              <text:list-item>
                <text:p text:style-name="P344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1774939843190260800" text:style-name="L320">
              <text:list-item>
                <text:p text:style-name="P345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/>
      <text:p text:style-name="P2">---------------------------------------------------------------</text:p>
      <text:p text:style-name="P4">[XXX] 20220523_172055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37341946" text:continue-list="list4061187310577899896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6871163086533949877" text:style-name="L321">
              <text:list-item>
                <text:p text:style-name="P346">３人。すべて、日本人。職長さん、６０ぐらいか。日に焼けている。</text:p>
              </text:list-item>
              <text:list-item>
                <text:p text:style-name="P346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46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46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46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46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3999281173997794055" text:style-name="L322">
              <text:list-item>
                <text:p text:style-name="P347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3968176790475878106" text:style-name="L323">
              <text:list-item>
                <text:p text:style-name="P348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7644358011865424365" text:style-name="L324">
              <text:list-item>
                <text:p text:style-name="P349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3922450140658534824" text:style-name="L325">
              <text:list-item>
                <text:p text:style-name="P350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5839182526382830258" text:style-name="L326">
              <text:list-item>
                <text:p text:style-name="P351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1350995188498037039" text:style-name="L327">
              <text:list-item>
                <text:p text:style-name="P352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3775515215229725261" text:style-name="L328">
              <text:list-item>
                <text:p text:style-name="P353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5663774693114601521" text:style-name="L329">
              <text:list-item>
                <text:p text:style-name="P354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7268301168323574015" text:style-name="L330">
              <text:list-item>
                <text:p text:style-name="P355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5222620948564367844" text:style-name="L331">
              <text:list-item>
                <text:p text:style-name="P356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8355890026507290639" text:style-name="L332">
              <text:list-item>
                <text:p text:style-name="P357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3431236131222929109" text:style-name="L333">
              <text:list-item>
                <text:p text:style-name="P358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5959013168288024323" text:style-name="L334">
              <text:list-item>
                <text:p text:style-name="P359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2917837823754145265" text:style-name="L335">
              <text:list-item>
                <text:p text:style-name="P360"/>
              </text:list-item>
            </text:list>
          </table:table-cell>
        </table:table-row>
      </table:table>
      <text:p text:style-name="P13"/>
      <text:p text:style-name="P4">[/ XXXX] 20220523_173412</text:p>
      <text:p text:style-name="P13"/>
      <text:p text:style-name="P7"/>
      <text:p text:style-name="P2">---------------------------------------------------------------</text:p>
      <text:p text:style-name="P4">[XXX] 20220529_163501</text:p>
      <text:p text:style-name="P13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1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1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1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5959588269387557172" text:style-name="L336">
              <text:list-item>
                <text:p text:style-name="P361">開始　：　１０時近く</text:p>
              </text:list-item>
              <text:list-item>
                <text:p text:style-name="P361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5565997023838076045" text:style-name="L337">
              <text:list-item>
                <text:p text:style-name="P362">[〇〇クリート]。カタカナ。</text:p>
              </text:list-item>
              <text:list-item>
                <text:p text:style-name="P362">３人。一人は、ベトナム人。和解。３０半ばぐらいか。</text:p>
              </text:list-item>
              <text:list-item>
                <text:p text:style-name="P362">職長（P2）。小柄。１６５ぐらい。３人目。日本人（P3）。３２歳だとのこと。タニモトさんによると。</text:p>
              </text:list-item>
              <text:list-item>
                <text:p text:style-name="P362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6186644225188489594" text:style-name="L338">
              <text:list-item>
                <text:p text:style-name="P363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<text:soft-page-break/>電気屋さんの相番の人</text:p>
          </table:table-cell>
          <table:table-cell table:style-name="表25.C2" office:value-type="string">
            <text:list xml:id="list961896506804209306" text:style-name="L339">
              <text:list-item>
                <text:p text:style-name="P364">東和から。上記の、タニモトさん。６６歳とのこと。以<text:soft-page-break/>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64">アトランタ五輪。有森選手。[自分を褒めてあげたい]が、心に刺さった。とのこと。</text:p>
              </text:list-item>
              <text:list-item>
                <text:p text:style-name="P364">株を始めている。商売を始めたい。やりたいことがある。</text:p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5232049456100862563" text:style-name="L340">
              <text:list-item>
                <text:p text:style-name="P365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1562981830506641213" text:style-name="L341">
              <text:list-item>
                <text:p text:style-name="P366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3402940986806901182" text:style-name="L342">
              <text:list-item>
                <text:p text:style-name="P367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2191764193084062413" text:style-name="L343">
              <text:list-item>
                <text:p text:style-name="P368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3866141272586510237" text:style-name="L344">
              <text:list-item>
                <text:p text:style-name="P369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7233953367368585848" text:style-name="L345">
              <text:list-item>
                <text:p text:style-name="P370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4891309673894747585" text:style-name="L346">
              <text:list-item>
                <text:p text:style-name="P371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8070478612242255807" text:style-name="L347">
              <text:list-item>
                <text:p text:style-name="P372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805397152406072781" text:style-name="L348">
              <text:list-item>
                <text:p text:style-name="P373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1518759682673125063" text:style-name="L349">
              <text:list-item>
                <text:p text:style-name="P374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7353275522452205323" text:style-name="L350">
              <text:list-item>
                <text:p text:style-name="P375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75">ポンプ屋さん。ベトナムの人。ボイドが一つ、倒れてしまう。手で押さえていたら、その人が、手で、打ったコ<text:soft-page-break/>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1970259582993425447" text:style-name="L351">
              <text:list-item>
                <text:p text:style-name="P376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3"/>
      <text:p text:style-name="P4">[/ XXXX] 20220529_164956</text:p>
      <text:p text:style-name="P13"/>
      <text:p text:style-name="P5"/>
      <text:p text:style-name="P7"/>
      <text:p text:style-name="P2">---------------------------------------------------------------</text:p>
      <text:p text:style-name="P4">[XXX] 20220605_165223</text:p>
      <text:p text:style-name="P13">myself / towa diary / XXX</text:p>
      <text:p text:style-name="P3"><text:span text:style-name="T3">作業日：6</text:span><text:span text:style-name="T5">/5</text:span><text:span text:style-name="T4"> sa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1">大田区山王２丁目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1">晴れ。雲あり。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1">大森駅</text:p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1363853965817080345" text:style-name="L384">
              <text:list-item>
                <text:p text:style-name="P407">開始　：　９時半過ぎか。</text:p>
              </text:list-item>
              <text:list-item>
                <text:p text:style-name="P407">詰所到着　：　１６時ぐらい。最後、追加１台。土工の親方さんらしき人に告げて、上がらせてもらう。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1780055187736149492" text:style-name="L352">
              <text:list-item>
                <text:p text:style-name="P377">[東一アッソー]のような名前。前にも何度か、一緒になっている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9076695572892526507" text:style-name="L353">
              <text:list-item>
                <text:p text:style-name="P378">会社名。憶えておらず。</text:p>
              </text:list-item>
              <text:list-item>
                <text:p text:style-name="P378">親方さんは、背の高い人か。１７５ぐらい。痩せている。他の同僚の人たちへの口調、きつい。</text:p>
              </text:list-item>
              <text:list-item>
                <text:p text:style-name="P378">バイブ担当、3名。上記の親方さんらしき人も、細長いバイブを使用。</text:p>
              </text:list-item>
              <text:list-item>
                <text:p text:style-name="P378">私の担当下人。１６５少しか。娘さんがいる。２人。上の人は、この年度から、社会人か。看護師らしい。[勉強ができる]とのこと。学年で２番。下の子は、１０番以内ぐらい、とのこと。</text:p>
              </text:list-item>
              <text:list-item>
                <text:p text:style-name="P378">洗いの人。年配。白髪。顔は、うすら白い。肌は、乾燥しているように見える。細いシワ。目は、光、まだある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<text:soft-page-break/>人</text:p>
          </table:table-cell>
          <table:table-cell table:style-name="表26.C2" office:value-type="string">
            <text:list xml:id="list782612036390478589" text:style-name="L354">
              <text:list-item>
                <text:p text:style-name="P379">本職の人か。ダボのズボン。コードの捌き、力を入れて行う。しばしば、スラブを小走りして、コードの配置を直す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7476943157518252060" text:style-name="L355">
              <text:list-item>
                <text:p text:style-name="P380">帰り際。小柄な男性の人。顔を向けていたら、こちらに視線を向ける。この人に、会釈す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301846974827351875" text:style-name="L356">
              <text:list-item>
                <text:p text:style-name="P381">若い人、２人。記憶にいま、戻っている。そのうちのひとり、私が帰りがけ、足場を進んでいる。その人が、角を曲がって、こちらへ歩を進めようとする。私は、この人に、その頃あいに、気づく。一瞬、私は止まる。その人が、難儀そうながらも、後退して、退避してくれる。私は、両手の掌を合わせて、礼を示しながら、角を渡っていく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pan text:style-name="T2">ん</text:span></text:p>
          </table:table-cell>
          <table:table-cell table:style-name="表26.C2" office:value-type="string">
            <text:list xml:id="list4985537433431382555" text:style-name="L357">
              <text:list-item>
                <text:p text:style-name="P382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4508865284935551835" text:style-name="L358">
              <text:list-item>
                <text:p text:style-name="P383">４人か。所長さんを入れて。スラブ担当は、２人。どちらも、ヘッドギア式の、無線の器具を着けている。壁打ち。所定の量、入ったか、やりとりしている。</text:p>
              </text:list-item>
              <text:list-item>
                <text:p text:style-name="P383">スラブ担当のうち、上にいる人。顔立ちが、女性のよう。輪郭は丸い。目が、まつげが長いのか。ヒゲを、上唇の左右に、生やしている。まばらに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717764653079121330" text:style-name="L359">
              <text:list-item>
                <text:p text:style-name="P384">帰りの連絡。電話に出てくれた。フカシロさん。朝礼時、事前には[代行]という指示を受けていたが、日向電気の人、２人、来ている。この二人のうちのどちらかが、フカシロさんなのか。不詳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7084559192879753874" text:style-name="L360">
              <text:list-item>
                <text:p text:style-name="P385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2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8150758984571290590" text:style-name="L361">
              <text:list-item>
                <text:p text:style-name="P386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2436697138836550937" text:style-name="L362">
              <text:list-item>
                <text:p text:style-name="P387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8396303472636678067" text:style-name="L363">
              <text:list-item>
                <text:p text:style-name="P388">駅から、現場までの道。住宅の密集区域を通る。改札を出て、車道を渡る。目の前は、神社の山。[天祖神社]といったか。そこから少し、現場方面へ入った場所。キリスト教の教会、1軒。プロテスタントか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6751299023655193160" text:style-name="L364">
              <text:list-item>
                <text:p text:style-name="P389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<text:soft-page-break/>もらったこと</text:p>
          </table:table-cell>
          <table:table-cell table:style-name="表26.C2" office:value-type="string">
            <text:list xml:id="list4003253124685669800" text:style-name="L365">
              <text:list-item>
                <text:p text:style-name="P390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1302407157659716672" text:style-name="L366">
              <text:list-item>
                <text:p text:style-name="P391"/>
              </text:list-item>
            </text:list>
          </table:table-cell>
        </table:table-row>
      </table:table>
      <text:p text:style-name="P13"/>
      <text:p text:style-name="P4">[/ XXXX] 20220605_170900</text:p>
      <text:p text:style-name="P5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11"/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11"/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11"/>
          </table:table-cell>
        </table:table-row>
        <table:table-row>
          <table:table-cell table:style-name="表27.B2" office:value-type="string">
            <text:p text:style-name="P8">3-2</text:p>
            <text:p text:style-name="P8"/>
          </table:table-cell>
          <table:table-cell table:style-name="表27.B2" office:value-type="string">
            <text:p text:style-name="P9">開始／終了時刻</text:p>
          </table:table-cell>
          <table:table-cell table:style-name="表27.C2" office:value-type="string">
            <text:list xml:id="list37323249" text:continue-list="list37341946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321862909996318766" text:style-name="L385">
              <text:list-item>
                <text:p text:style-name="P408"/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6490857314160581622" text:style-name="L386">
              <text:list-item>
                <text:p text:style-name="P409"/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電気屋さんの相番の人</text:p>
          </table:table-cell>
          <table:table-cell table:style-name="表27.C2" office:value-type="string">
            <text:list xml:id="list3757254044652417572" text:style-name="L387">
              <text:list-item>
                <text:p text:style-name="P410"/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2">警備</text:span></text:p>
          </table:table-cell>
          <table:table-cell table:style-name="表27.C2" office:value-type="string">
            <text:list xml:id="list7440095273327538004" text:style-name="L388">
              <text:list-item>
                <text:p text:style-name="P411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土間屋さん</text:span></text:p>
          </table:table-cell>
          <table:table-cell table:style-name="表27.C2" office:value-type="string">
            <text:list xml:id="list8412702693790469111" text:style-name="L389">
              <text:list-item>
                <text:p text:style-name="P412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大工さん</text:span></text:p>
          </table:table-cell>
          <table:table-cell table:style-name="表27.C2" office:value-type="string">
            <text:list xml:id="list4541924626465923388" text:style-name="L390">
              <text:list-item>
                <text:p text:style-name="P413"/>
              </text:list-item>
            </text:list>
          </table:table-cell>
        </table:table-row>
        <text:soft-page-break/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4283228063738226998" text:style-name="L391">
              <text:list-item>
                <text:p text:style-name="P414"/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5964080569115453871" text:style-name="L392">
              <text:list-item>
                <text:p text:style-name="P415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328181497330466526" text:style-name="L393">
              <text:list-item>
                <text:p text:style-name="P416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12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5475940814121055260" text:style-name="L394">
              <text:list-item>
                <text:p text:style-name="P417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1521567444583724966" text:style-name="L395">
              <text:list-item>
                <text:p text:style-name="P418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8577134059199321891" text:style-name="L396">
              <text:list-item>
                <text:p text:style-name="P419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3260419674667782342" text:style-name="L397">
              <text:list-item>
                <text:p text:style-name="P420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8">12</text:p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111104468478512343" text:style-name="L398">
              <text:list-item>
                <text:p text:style-name="P421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危険予知、危険感知</text:p>
          </table:table-cell>
          <table:table-cell table:style-name="表27.C2" office:value-type="string">
            <text:list xml:id="list893447601728791784" text:style-name="L399">
              <text:list-item>
                <text:p text:style-name="P422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5"/>
      <text:p text:style-name="P5"/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ext:soft-page-break/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7324665" text:continue-list="list37323249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77865373033546806" text:style-name="L367">
              <text:list-item>
                <text:p text:style-name="P392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997191848333963378" text:style-name="L368">
              <text:list-item>
                <text:p text:style-name="P393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24891505351366773" text:style-name="L369">
              <text:list-item>
                <text:p text:style-name="P394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1002672389728427277" text:style-name="L370">
              <text:list-item>
                <text:p text:style-name="P395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4254281301729952879" text:style-name="L371">
              <text:list-item>
                <text:p text:style-name="P396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556696888553932833" text:style-name="L372">
              <text:list-item>
                <text:p text:style-name="P397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4455292718064468482" text:style-name="L373">
              <text:list-item>
                <text:p text:style-name="P398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4782299088675278475" text:style-name="L374">
              <text:list-item>
                <text:p text:style-name="P39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2200024934821517598" text:style-name="L375">
              <text:list-item>
                <text:p text:style-name="P400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8095772381538519378" text:style-name="L376">
              <text:list-item>
                <text:p text:style-name="P40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2595139119980695971" text:style-name="L377">
              <text:list-item>
                <text:p text:style-name="P40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542400259029757442" text:style-name="L378">
              <text:list-item>
                <text:p text:style-name="P403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5601584673240689323" text:style-name="L379">
              <text:list-item>
                <text:p text:style-name="P404"/>
              </text:list-item>
            </text:list>
          </table:table-cell>
        </table:table-row>
        <text:soft-page-break/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4798122960329134273" text:style-name="L380">
              <text:list-item>
                <text:p text:style-name="P40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3534022465550215233" text:style-name="L381">
              <text:list-item>
                <text:p text:style-name="P406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2000051976655246664" text:style-name="L382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7321599" text:continue-numbering="true" text:style-name="L382">
        <text:list-item>
          <text:list>
            <text:list-item>
              <text:p text:style-name="P19"/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7060392857050808992" text:style-name="L383">
        <text:list-item>
          <text:p text:style-name="P17">close</text:p>
          <text:list>
            <text:list-item>
              <text:p text:style-name="P17">image file</text:p>
            </text:list-item>
            <text:list-item>
              <text:p text:style-name="P17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ext:soft-page-break/>
        <table:table-row>
          <table:table-cell table:style-name="表22.A2" office:value-type="string">
            <text:p text:style-name="P14"/>
          </table:table-cell>
        </table:table-row>
      </table:table>
      <text:list xml:id="list37341040" text:continue-numbering="true" text:style-name="L383">
        <text:list-item>
          <text:list>
            <text:list-item>
              <text:p text:style-name="P17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7325471" text:continue-numbering="true" text:style-name="L383">
        <text:list-item>
          <text:p text:style-name="P426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5"><text:line-break/><text:span text:style-name="T2">宮前平　　　　溝の口</text:span></text:p>
      <text:p text:style-name="P16">　　　　　　　旗の台</text:p>
      <text:p text:style-name="P16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6-05T17:09:40.86</dc:date>
    <dc:creator>iwabuchi ken</dc:creator>
    <meta:editing-duration>P2DT21H49M7S</meta:editing-duration>
    <meta:editing-cycles>406</meta:editing-cycles>
    <meta:generator>OpenOffice/4.1.3$Win32 OpenOffice.org_project/413m1$Build-9783</meta:generator>
    <meta:document-statistic meta:table-count="28" meta:image-count="0" meta:object-count="0" meta:page-count="45" meta:paragraph-count="1364" meta:word-count="16049" meta:character-count="24217"/>
  </office:meta>
</office:document-meta>
</file>